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5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PROBLEMA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es</text:p>
          </table:table-cell>
          <table:table-cell office:value-type="string">
            <text:p>Altura</text:p>
          </table:table-cell>
          <table:table-cell/>
          <table:table-cell office:value-type="string">
            <text:p>Pes (ordenat)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1">
            <text:p>191</text:p>
          </table:table-cell>
          <table:table-cell/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8">
            <text:p>188</text:p>
          </table:table-cell>
          <table:table-cell/>
          <table:table-cell office:value-type="float" office:value="74">
            <text:p>74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/>
          <table:table-cell office:value-type="float" office:value="74">
            <text:p>74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9">
            <text:p>179</text:p>
          </table:table-cell>
          <table:table-cell/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/>
          <table:table-cell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7">
            <text:p>187</text:p>
          </table:table-cell>
          <table:table-cell/>
          <table:table-cell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9">
            <text:p>179</text:p>
          </table:table-cell>
          <table:table-cell/>
          <table:table-cell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5">
            <text:p>185</text:p>
          </table:table-cell>
          <table:table-cell/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">
            <text:p>181</text:p>
          </table:table-cell>
          <table:table-cell/>
          <table:table-cell office:value-type="float" office:value="78">
            <text:p>78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79">
            <text:p>79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6">
            <text:p>176</text:p>
          </table:table-cell>
          <table:table-cell/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2">
            <text:p>182</text:p>
          </table:table-cell>
          <table:table-cell/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5">
            <text:p>185</text:p>
          </table:table-cell>
          <table:table-cell/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7">
            <text:p>177</text:p>
          </table:table-cell>
          <table:table-cell/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7">
            <text:p>177</text:p>
          </table:table-cell>
          <table:table-cell/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/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9">
            <text:p>179</text:p>
          </table:table-cell>
          <table:table-cell/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">
            <text:p>181</text:p>
          </table:table-cell>
          <table:table-cell/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5">
            <text:p>185</text:p>
          </table:table-cell>
          <table:table-cell/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/>
          <table:table-cell office:value-type="float" office:value="88">
            <text:p>8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Taula Pes (bruta)</text:p>
          </table:table-cell>
          <table:table-cell office:value-type="string">
            <text:p>freq. Abs</text:p>
          </table:table-cell>
          <table:table-cell office:value-type="string">
            <text:p>freq. Rel</text:p>
          </table:table-cell>
          <table:table-cell office:value-type="string">
            <text:p>freq. Rel. Acum</text:p>
          </table:table-cell>
          <table:table-cell office:value-type="string">
            <text:p>Prc Acum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29]/[.$B$42]" office:value-type="float" office:value="0.05">
            <text:p>0,05</text:p>
          </table:table-cell>
          <table:table-cell table:formula="of:=[.C29]" office:value-type="float" office:value="0.05">
            <text:p>0,05</text:p>
          </table:table-cell>
          <table:table-cell table:formula="of:=[.D29]*100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table:formula="of:=[.B30]/[.$B$42]" office:value-type="float" office:value="0.1">
            <text:p>0,1</text:p>
          </table:table-cell>
          <table:table-cell table:formula="of:=[.C30]+[.D29]" office:value-type="float" office:value="0.15">
            <text:p>0,15</text:p>
          </table:table-cell>
          <table:table-cell table:formula="of:=[.D30]*100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31]/[.$B$42]" office:value-type="float" office:value="0.05">
            <text:p>0,05</text:p>
          </table:table-cell>
          <table:table-cell table:formula="of:=[.C31]+[.D30]" office:value-type="float" office:value="0.2">
            <text:p>0,2</text:p>
          </table:table-cell>
          <table:table-cell table:formula="of:=[.D31]*100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formula="of:=[.B32]/[.$B$42]" office:value-type="float" office:value="0.15">
            <text:p>0,15</text:p>
          </table:table-cell>
          <table:table-cell table:formula="of:=[.C32]+[.D31]" office:value-type="float" office:value="0.35">
            <text:p>0,35</text:p>
          </table:table-cell>
          <table:table-cell table:formula="of:=[.D32]*100" office:value-type="float" office:value="35">
            <text:p>35</text:p>
          </table:table-cell>
          <table:table-cell table:style-name="ce1" office:value-type="string">
            <text:p>Q1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33]/[.$B$42]" office:value-type="float" office:value="0.05">
            <text:p>0,05</text:p>
          </table:table-cell>
          <table:table-cell table:formula="of:=[.C33]+[.D32]" office:value-type="float" office:value="0.4">
            <text:p>0,4</text:p>
          </table:table-cell>
          <table:table-cell table:formula="of:=[.D33]*100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34]/[.$B$42]" office:value-type="float" office:value="0.05">
            <text:p>0,05</text:p>
          </table:table-cell>
          <table:table-cell table:formula="of:=[.C34]+[.D33]" office:value-type="float" office:value="0.45">
            <text:p>0,45</text:p>
          </table:table-cell>
          <table:table-cell table:formula="of:=[.D34]*100"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35]/[.$B$42]" office:value-type="float" office:value="0.05">
            <text:p>0,05</text:p>
          </table:table-cell>
          <table:table-cell table:formula="of:=[.C35]+[.D34]" office:value-type="float" office:value="0.5">
            <text:p>0,5</text:p>
          </table:table-cell>
          <table:table-cell table:formula="of:=[.D35]*100" office:value-type="float" office:value="50">
            <text:p>50</text:p>
          </table:table-cell>
          <table:table-cell table:style-name="ce1" office:value-type="string">
            <text:p>Mediana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36]/[.$B$42]" office:value-type="float" office:value="0.05">
            <text:p>0,05</text:p>
          </table:table-cell>
          <table:table-cell table:formula="of:=[.C36]+[.D35]" office:value-type="float" office:value="0.55">
            <text:p>0,55</text:p>
          </table:table-cell>
          <table:table-cell table:formula="of:=[.D36]*100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formula="of:=[.B37]/[.$B$42]" office:value-type="float" office:value="0.1">
            <text:p>0,1</text:p>
          </table:table-cell>
          <table:table-cell table:formula="of:=[.C37]+[.D36]" office:value-type="float" office:value="0.65">
            <text:p>0,65</text:p>
          </table:table-cell>
          <table:table-cell table:formula="of:=[.D37]*100"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formula="of:=[.B38]/[.$B$42]" office:value-type="float" office:value="0.2">
            <text:p>0,2</text:p>
          </table:table-cell>
          <table:table-cell table:formula="of:=[.C38]+[.D37]" office:value-type="float" office:value="0.85">
            <text:p>0,85</text:p>
          </table:table-cell>
          <table:table-cell table:formula="of:=[.D38]*100" office:value-type="float" office:value="85">
            <text:p>85</text:p>
          </table:table-cell>
          <table:table-cell table:style-name="ce1" office:value-type="string">
            <text:p>Q3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39]/[.$B$42]" office:value-type="float" office:value="0.05">
            <text:p>0,05</text:p>
          </table:table-cell>
          <table:table-cell table:formula="of:=[.C39]+[.D38]" office:value-type="float" office:value="0.9">
            <text:p>0,9</text:p>
          </table:table-cell>
          <table:table-cell table:formula="of:=[.D39]*100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B40]/[.$B$42]" office:value-type="float" office:value="0.05">
            <text:p>0,05</text:p>
          </table:table-cell>
          <table:table-cell table:formula="of:=[.C40]+[.D39]" office:value-type="float" office:value="0.95">
            <text:p>0,95</text:p>
          </table:table-cell>
          <table:table-cell table:formula="of:=[.D40]*100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B41]/[.$B$42]" office:value-type="float" office:value="0.05">
            <text:p>0,05</text:p>
          </table:table-cell>
          <table:table-cell table:formula="of:=[.C41]+[.D40]" office:value-type="float" office:value="1">
            <text:p>1</text:p>
          </table:table-cell>
          <table:table-cell table:formula="of:=[.D41]*100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table:formula="of:=SUM([.B29:.B41])" office:value-type="float" office:value="20">
            <text:p>20</text:p>
          </table:table-cell>
          <table:table-cell table:formula="of:=SUM([.C29:.C41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ariable Pes</text:p>
          </table:table-cell>
          <table:table-cell table:number-columns-repeated="1023"/>
        </table:table-row>
        <table:table-row table:style-name="ro1">
          <table:table-cell office:value-type="string">
            <text:p>Moda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2">
          <table:table-cell office:value-type="string">
            <text:p>Mitjana</text:p>
          </table:table-cell>
          <table:table-cell table:formula="of:=AVERAGE([.A4:.A23])" office:value-type="float" office:value="79.15">
            <text:p>79,15</text:p>
          </table:table-cell>
          <table:table-cell table:number-columns-repeated="1022"/>
        </table:table-row>
        <table:table-row table:style-name="ro2">
          <table:table-cell office:value-type="string">
            <text:p>Variància</text:p>
          </table:table-cell>
          <table:table-cell table:formula="of:=VARP([.A4:.A23])" office:value-type="float" office:value="20.6275">
            <text:p>20,6275</text:p>
          </table:table-cell>
          <table:table-cell table:number-columns-repeated="1022"/>
        </table:table-row>
        <table:table-row table:style-name="ro2">
          <table:table-cell office:value-type="string">
            <text:p>Desv. Típica</text:p>
          </table:table-cell>
          <table:table-cell table:formula="of:=SQRT([.B47])" office:value-type="float" office:value="4.54175076374739">
            <text:p>4,5417507637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style-name="ce1" office:value-type="string">
            <text:p><text:span text:style-name="T1">Diagrama Capsa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1</text:p>
          </table:table-cell>
          <table:table-cell office:value-type="float" office:value="76">
            <text:p>76</text:p>
          </table:table-cell>
          <table:table-cell table:number-columns-repeated="1022"/>
        </table:table-row>
        <table:table-row table:style-name="ro1">
          <table:table-cell office:value-type="string">
            <text:p>Mediana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office:value-type="string">
            <text:p>RIQ</text:p>
          </table:table-cell>
          <table:table-cell table:formula="of:=[.B61]-[.B59]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LAS</text:p>
          </table:table-cell>
          <table:table-cell table:formula="of:=[.B61]+1.5*[.B62]"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LAI</text:p>
          </table:table-cell>
          <table:table-cell table:formula="of:=[.B59]-1.5*[.B62]" office:value-type="float" office:value="67">
            <text:p>67</text:p>
          </table:table-cell>
          <table:table-cell table:number-columns-repeated="1022"/>
        </table:table-row>
        <table:table-row table:style-name="ro1">
          <table:table-cell office:value-type="string">
            <text:p>LES</text:p>
          </table:table-cell>
          <table:table-cell table:formula="of:=[.B61]+3*[.B62]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LEI</text:p>
          </table:table-cell>
          <table:table-cell table:formula="of:=[.B59]-3*[.B62]" office:value-type="float" office:value="58">
            <text:p>58</text:p>
          </table:table-cell>
          <table:table-cell table:number-columns-repeated="1022"/>
        </table:table-row>
        <table:table-row table:style-name="ro2">
          <table:table-cell office:value-type="string">
            <text:p>Màxim típic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2">
          <table:table-cell office:value-type="string">
            <text:p>Mínim típic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2">
          <table:table-cell office:value-type="string">
            <text:p>Atípics</text:p>
          </table:table-cell>
          <table:table-cell table:style-name="ce4" office:value-type="string">
            <text:p>No</text:p>
          </table:table-cell>
          <table:table-cell table:number-columns-repeated="1022"/>
        </table:table-row>
        <table:table-row table:style-name="ro2">
          <table:table-cell office:value-type="string">
            <text:p>Extrems</text:p>
          </table:table-cell>
          <table:table-cell table:style-name="ce4" office:value-type="string">
            <text:p>N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2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Taula Pes (intervals)</text:p>
          </table:table-cell>
          <table:table-cell office:value-type="string">
            <text:p>min. interval</text:p>
          </table:table-cell>
          <table:table-cell office:value-type="string">
            <text:p>max. Interval</text:p>
          </table:table-cell>
          <table:table-cell office:value-type="string">
            <text:p>marca classe</text:p>
          </table:table-cell>
          <table:table-cell office:value-type="string">
            <text:p>freq. Abs.</text:p>
          </table:table-cell>
          <table:table-cell office:value-type="string">
            <text:p>freq. Abs. Acum</text:p>
          </table:table-cell>
          <table:table-cell office:value-type="string">
            <text:p>freq. Rel</text:p>
          </table:table-cell>
          <table:table-cell office:value-type="string">
            <text:p>freq. Rel. Acum</text:p>
          </table:table-cell>
          <table:table-cell office:value-type="string">
            <text:p>Prc acum</text:p>
          </table:table-cell>
          <table:table-cell table:number-columns-repeated="1015"/>
        </table:table-row>
        <table:table-row table:style-name="ro2">
          <table:table-cell office:value-type="string">
            <text:p>Menys 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([.B84]+[.C84])/2" office:value-type="float" office:value="69.5">
            <text:p>69,5</text:p>
          </table:table-cell>
          <table:table-cell office:value-type="float" office:value="1">
            <text:p>1</text:p>
          </table:table-cell>
          <table:table-cell table:formula="of:=[.E84]" office:value-type="float" office:value="1">
            <text:p>1</text:p>
          </table:table-cell>
          <table:table-cell table:formula="of:=[.E84]/[.$E$89]" office:value-type="float" office:value="0.05">
            <text:p>0,05</text:p>
          </table:table-cell>
          <table:table-cell table:formula="of:=[.G84]" office:value-type="float" office:value="0.05">
            <text:p>0,05</text:p>
          </table:table-cell>
          <table:table-cell table:formula="of:=[.H84]*100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[70, 75)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formula="of:=([.B85]+[.C85])/2" office:value-type="float" office:value="72.5">
            <text:p>72,5</text:p>
          </table:table-cell>
          <table:table-cell office:value-type="float" office:value="2">
            <text:p>2</text:p>
          </table:table-cell>
          <table:table-cell table:formula="of:=[.E85]+[.F84]" office:value-type="float" office:value="3">
            <text:p>3</text:p>
          </table:table-cell>
          <table:table-cell table:formula="of:=[.E85]/[.$E$89]" office:value-type="float" office:value="0.1">
            <text:p>0,1</text:p>
          </table:table-cell>
          <table:table-cell table:formula="of:=[.G85]+[.H84]" office:value-type="float" office:value="0.15">
            <text:p>0,15</text:p>
          </table:table-cell>
          <table:table-cell table:formula="of:=[.H85]*100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[75, 80)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B86]+[.C86])/2" office:value-type="float" office:value="77.5">
            <text:p>77,5</text:p>
          </table:table-cell>
          <table:table-cell office:value-type="float" office:value="7">
            <text:p>7</text:p>
          </table:table-cell>
          <table:table-cell table:formula="of:=[.E86]+[.F85]" office:value-type="float" office:value="10">
            <text:p>10</text:p>
          </table:table-cell>
          <table:table-cell table:formula="of:=[.E86]/[.$E$89]" office:value-type="float" office:value="0.35">
            <text:p>0,35</text:p>
          </table:table-cell>
          <table:table-cell table:formula="of:=[.G86]+[.H85]" office:value-type="float" office:value="0.5">
            <text:p>0,5</text:p>
          </table:table-cell>
          <table:table-cell table:formula="of:=[.H86]*100"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[80, 85)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([.B87]+[.C87])/2" office:value-type="float" office:value="82.5">
            <text:p>82,5</text:p>
          </table:table-cell>
          <table:table-cell office:value-type="float" office:value="8">
            <text:p>8</text:p>
          </table:table-cell>
          <table:table-cell table:formula="of:=[.E87]+[.F86]" office:value-type="float" office:value="18">
            <text:p>18</text:p>
          </table:table-cell>
          <table:table-cell table:formula="of:=[.E87]/[.$E$89]" office:value-type="float" office:value="0.4">
            <text:p>0,4</text:p>
          </table:table-cell>
          <table:table-cell table:formula="of:=[.G87]+[.H86]" office:value-type="float" office:value="0.9">
            <text:p>0,9</text:p>
          </table:table-cell>
          <table:table-cell table:formula="of:=[.H87]*100" office:value-type="float" office:value="90">
            <text:p>90</text:p>
          </table:table-cell>
          <table:table-cell table:number-columns-repeated="1015"/>
        </table:table-row>
        <table:table-row table:style-name="ro1">
          <table:table-cell office:value-type="string">
            <text:p>igual o superior a 85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formula="of:=([.B88]+[.C88])/2" office:value-type="float" office:value="86.5">
            <text:p>86,5</text:p>
          </table:table-cell>
          <table:table-cell office:value-type="float" office:value="2">
            <text:p>2</text:p>
          </table:table-cell>
          <table:table-cell table:formula="of:=[.E88]+[.F87]" office:value-type="float" office:value="20">
            <text:p>20</text:p>
          </table:table-cell>
          <table:table-cell table:formula="of:=[.E88]/[.$E$89]" office:value-type="float" office:value="0.1">
            <text:p>0,1</text:p>
          </table:table-cell>
          <table:table-cell table:formula="of:=[.G88]+[.H87]" office:value-type="float" office:value="1">
            <text:p>1</text:p>
          </table:table-cell>
          <table:table-cell table:formula="of:=[.H88]*100"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E84:.E88])" office:value-type="float" office:value="20">
            <text:p>20</text:p>
          </table:table-cell>
          <table:table-cell/>
          <table:table-cell table:formula="of:=SUM([.G84:.G88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oda</text:p>
          </table:table-cell>
          <table:table-cell office:value-type="float" office:value="82.5">
            <text:p>82,5</text:p>
          </table:table-cell>
          <table:table-cell office:value-type="string">
            <text:p>(<text:span text:style-name="T3">Interval [80, 85))</text:span></text:p>
          </table:table-cell>
          <table:table-cell table:number-columns-repeated="1021"/>
        </table:table-row>
        <table:table-row table:style-name="ro2">
          <table:table-cell office:value-type="string">
            <text:p>Mitjana</text:p>
          </table:table-cell>
          <table:table-cell table:formula="of:=SUMPRODUCT([.D84:.D88];[.G84:.G88])" office:value-type="float" office:value="79.5">
            <text:p>79,5</text:p>
          </table:table-cell>
          <table:table-cell table:number-columns-repeated="1022"/>
        </table:table-row>
        <table:table-row table:style-name="ro1">
          <table:table-cell office:value-type="string">
            <text:p>Mediana</text:p>
          </table:table-cell>
          <table:table-cell table:formula="of:=[.B86]+([.C86]-[.B86])*(0.5*[.E89]-[.F85])/[.E86]" office:value-type="float" office:value="80">
            <text:p>8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istogra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Àrea (freq. Absoluta)</text:p>
          </table:table-cell>
          <table:table-cell office:value-type="string">
            <text:p>Alçada</text:p>
          </table:table-cell>
          <table:table-cell table:number-columns-repeated="1020"/>
        </table:table-row>
        <table:table-row table:style-name="ro1">
          <table:table-cell office:value-type="string">
            <text:p>69-70</text:p>
          </table:table-cell>
          <table:table-cell table:formula="of:=[.C84]-[.B8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C100]/[.B100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70-75</text:p>
          </table:table-cell>
          <table:table-cell table:formula="of:=[.C85]-[.B85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101]/[.B101]" office:value-type="float" office:value="0.4">
            <text:p>0,4</text:p>
          </table:table-cell>
          <table:table-cell table:number-columns-repeated="1020"/>
        </table:table-row>
        <table:table-row table:style-name="ro1">
          <table:table-cell office:value-type="string">
            <text:p>75-80</text:p>
          </table:table-cell>
          <table:table-cell table:formula="of:=[.C86]-[.B86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102]/[.B102]" office:value-type="float" office:value="1.4">
            <text:p>1,4</text:p>
          </table:table-cell>
          <table:table-cell table:number-columns-repeated="1020"/>
        </table:table-row>
        <table:table-row table:style-name="ro1">
          <table:table-cell office:value-type="string">
            <text:p>80-85</text:p>
          </table:table-cell>
          <table:table-cell table:formula="of:=[.C87]-[.B87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103]/[.B103]" office:value-type="float" office:value="1.6">
            <text:p>1,6</text:p>
          </table:table-cell>
          <table:table-cell table:number-columns-repeated="1020"/>
        </table:table-row>
        <table:table-row table:style-name="ro1">
          <table:table-cell office:value-type="string">
            <text:p>85-88</text:p>
          </table:table-cell>
          <table:table-cell table:formula="of:=[.C88]-[.B88]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04]/[.B104]" office:value-type="float" office:value="0.666666666666667">
            <text:p>0,6666666667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PROBLEMA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Hoja1.F134" table:end-x="2.133cm" table:end-y="0.294cm" draw:z-index="0" draw:style-name="gr1" svg:width="15.021cm" svg:height="8.999cm" svg:x="0.001cm" svg:y="0.262cm">
              <draw:object draw:notify-on-update-of-ranges="Hoja1.A4:Hoja1.A23 Hoja1.B3:Hoja1.B3 Hoja1.B4:Hoja1.B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style-name="ce1" office:value-type="string">
            <text:p>Variable Altura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pan text:style-name="T2">Mitjana</text:span></text:p>
          </table:table-cell>
          <table:table-cell table:formula="of:=AVERAGE([.B4:.B23])" office:value-type="float" office:value="182.65">
            <text:p>182,65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Variància</text:span></text:p>
          </table:table-cell>
          <table:table-cell table:formula="of:=VARP([.B4:.B23])" office:value-type="float" office:value="21.8275">
            <text:p>21,8275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Desv. Típica</text:span></text:p>
          </table:table-cell>
          <table:table-cell table:formula="of:=SQRT([.B140])" office:value-type="float" office:value="4.67199101026533">
            <text:p>4,6719910103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variància</text:p>
          </table:table-cell>
          <table:table-cell table:formula="of:=COVAR([.A4:.A23];[.B4:.B23])" office:value-type="float" office:value="16.9025">
            <text:p>16,9025</text:p>
          </table:table-cell>
          <table:table-cell table:number-columns-repeated="1022"/>
        </table:table-row>
        <table:table-row table:style-name="ro2">
          <table:table-cell office:value-type="string">
            <text:p>Coef. Correl</text:p>
          </table:table-cell>
          <table:table-cell table:formula="of:=CORREL([.A4:.A23];[.B4:.B23])" office:value-type="float" office:value="0.796573121869165">
            <text:p>0,7965731219</text:p>
          </table:table-cell>
          <table:table-cell table:formula="of:=[.B145]/([.B48]*[.B141])" office:value-type="float" office:value="0.796573121869165">
            <text:p>0,7965731219</text:p>
          </table:table-cell>
          <table:table-cell office:value-type="string">
            <text:p>Forta relació lineal entre les variables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Hoja1.D4:Hoja1.D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6:14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14T15:25:35</meta:creation-date>
    <dc:date>2012-03-14T16:14:19</dc:date>
    <dc:creator>José Luis Lisani</dc:creator>
    <meta:editing-duration>PT15M43S</meta:editing-duration>
    <meta:editing-cycles>5</meta:editing-cycles>
    <meta:generator>OpenOffice.org/3.3$Unix OpenOffice.org_project/330m20$Build-9567</meta:generator>
    <meta:document-statistic meta:table-count="3" meta:cell-count="2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22cm" svg:height="9cm" xlink:href=".." xlink:type="simple" chart:class="chart:scatter" chart:style-name="ch1">
        <chart:plot-area chart:style-name="ch2" table:cell-range-address="Hoja1.A4:Hoja1.B23 Hoja1.B3:Hoja1.B3" chart:data-source-has-labels="row" svg:x="0.694cm" svg:y="0.879cm" svg:width="12.137cm" svg:height="7.544cm">
          <chartooo:coordinate-region svg:x="1.543cm" svg:y="1.079cm" svg:width="11.087cm" svg:height="6.6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B4:Hoja1.B23" chart:label-cell-address="Hoja1.B3:Hoja1.B3" chart:class="chart:scatter">
            <chart:domain table:cell-range-address="Hoja1.A4:Hoja1.A23"/>
            <chart:regression-curve chart:style-name="ch6">
              <chart:equation chart:display-r-square="true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ltura</text:p>
                <draw:g>
                  <svg:desc>Hoja1.B3:Hoj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Hoja1.A4:Hoja1.A23</svg:desc>
                </draw:g>
              </table:table-cell>
              <table:table-cell office:value-type="float" office:value="191">
                <text:p>191</text:p>
                <draw:g>
                  <svg:desc>Hoja1.B4:Hoj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